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904000004382469E046.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2" svg:font-family="Tahoma"/>
    <style:font-face style:name="Agency FB" svg:font-family="'Agency FB'" style:font-pitch="variable"/>
    <style:font-face style:name="Arial Unicode MS" svg:font-family="'Arial Unicode MS'" style:font-pitch="variable"/>
    <style:font-face style:name="Tahoma" svg:font-family="Tahoma" style:font-pitch="variable"/>
    <style:font-face style:name="Oldstyle HPLHS" svg:font-family="'Oldstyle HPLHS'" style:font-family-generic="modern" style:font-pitch="variable"/>
    <style:font-face style:name="Sylfaen" svg:font-family="Sylfaen" style:font-family-generic="roman" style:font-pitch="variable"/>
    <style:font-face style:name="Times New Roman" svg:font-family="'Times New Roman'" style:font-family-generic="roman" style:font-pitch="variable"/>
    <style:font-face style:name="Bradley Hand ITC" svg:font-family="'Bradley Hand ITC'" style:font-family-generic="script" style:font-pitch="variable"/>
    <style:font-face style:name="Times New Roman2" svg:font-family="'Times New Roman'" style:font-family-generic="script" style:font-pitch="variable"/>
    <style:font-face style:name="Arial" svg:font-family="Arial" style:font-family-generic="swiss" style:font-pitch="variable"/>
    <style:font-face style:name="Arial Unicode MS1" svg:font-family="'Arial Unicode MS'" style:font-family-generic="swiss" style:font-pitch="variable"/>
    <style:font-face style:name="Impact" svg:font-family="Impact"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automatic-styles>
    <style:style style:name="Tableau1" style:family="table">
      <style:table-properties style:width="16.999cm" table:align="margins"/>
    </style:style>
    <style:style style:name="Tableau1.A" style:family="table-column">
      <style:table-column-properties style:column-width="8.41cm" style:rel-column-width="32427*"/>
    </style:style>
    <style:style style:name="Tableau1.B" style:family="table-column">
      <style:table-column-properties style:column-width="0.235cm" style:rel-column-width="904*"/>
    </style:style>
    <style:style style:name="Tableau1.C" style:family="table-column">
      <style:table-column-properties style:column-width="8.354cm" style:rel-column-width="32204*"/>
    </style:style>
    <style:style style:name="Tableau1.A1" style:family="table-cell">
      <style:table-cell-properties fo:padding="0.097cm" fo:border="none"/>
    </style:style>
    <style:style style:name="Tableau2" style:family="table">
      <style:table-properties style:width="16.974cm" fo:margin-left="0.014cm" fo:margin-right="0.011cm" table:align="margins"/>
    </style:style>
    <style:style style:name="Tableau2.A" style:family="table-column">
      <style:table-column-properties style:column-width="8.405cm" style:rel-column-width="32450*"/>
    </style:style>
    <style:style style:name="Tableau2.B" style:family="table-column">
      <style:table-column-properties style:column-width="0.245cm" style:rel-column-width="946*"/>
    </style:style>
    <style:style style:name="Tableau2.C" style:family="table-column">
      <style:table-column-properties style:column-width="8.324cm" style:rel-column-width="32139*"/>
    </style:style>
    <style:style style:name="Tableau2.A1" style:family="table-cell">
      <style:table-cell-properties fo:padding="0.097cm" fo:border="none"/>
    </style:style>
    <style:style style:name="P1" style:family="paragraph">
      <style:paragraph-properties fo:text-align="center"/>
    </style:style>
    <style:style style:name="P2" style:family="paragraph">
      <style:paragraph-properties fo:text-align="center"/>
      <style:text-properties style:font-name="Impact" fo:font-size="22pt" fo:font-style="italic"/>
    </style:style>
    <style:style style:name="P3" style:family="paragraph" style:parent-style-name="Standard">
      <style:paragraph-properties fo:text-align="center" style:justify-single-word="false"/>
      <style:text-properties style:font-name="Arial" fo:font-size="18pt" style:text-underline-style="none" fo:font-weight="bold" fo:background-color="#000000" style:font-size-asian="18pt" style:font-weight-asian="bold" style:font-size-complex="18pt" style:font-weight-complex="bold"/>
    </style:style>
    <style:style style:name="P4" style:family="paragraph">
      <style:paragraph-properties fo:text-align="end"/>
    </style:style>
    <style:style style:name="P5" style:family="paragraph">
      <style:paragraph-properties fo:text-align="end"/>
      <style:text-properties fo:color="#000000" style:font-name="Impact" fo:font-size="28pt" fo:font-style="italic" fo:text-shadow="1pt 1pt" fo:font-weight="bold" style:font-size-complex="30pt" style:font-style-complex="italic" style:font-weight-complex="bold"/>
    </style:style>
    <style:style style:name="P6" style:family="paragraph">
      <style:paragraph-properties fo:text-align="end"/>
      <style:text-properties style:font-name="Impact" fo:font-size="10pt" fo:font-style="italic" fo:text-shadow="none" fo:font-weight="normal" style:font-size-complex="10pt" style:font-style-complex="italic" style:font-weight-complex="bold"/>
    </style:style>
    <style:style style:name="P7" style:family="paragraph" style:parent-style-name="Standard">
      <style:paragraph-properties fo:text-align="center" style:justify-single-word="false"/>
      <style:text-properties style:font-name="Impact" fo:font-size="18pt" style:text-underline-style="none" fo:font-weight="normal" fo:background-color="#000000" style:font-size-asian="18pt" style:font-weight-asian="normal" style:font-size-complex="18pt" style:font-weight-complex="normal"/>
    </style:style>
    <style:style style:name="P8" style:family="paragraph" style:parent-style-name="Standard">
      <style:text-properties style:font-name="Verdana"/>
    </style:style>
    <style:style style:name="P9" style:family="paragraph" style:parent-style-name="Standard">
      <style:text-properties style:font-name="Sylfaen" fo:font-size="12pt" style:text-underline-style="solid" style:text-underline-width="auto" style:text-underline-color="font-color" style:font-size-asian="12pt" style:font-size-complex="12pt"/>
    </style:style>
    <style:style style:name="P10" style:family="paragraph" style:parent-style-name="Standard">
      <style:text-properties style:font-name="Sylfaen" fo:font-size="12pt" style:text-underline-style="none" style:font-size-asian="12pt" style:font-size-complex="12pt"/>
    </style:style>
    <style:style style:name="P11" style:family="paragraph" style:parent-style-name="Standard">
      <style:text-properties style:font-name="Sylfaen" fo:font-size="12pt" style:font-size-asian="12pt" style:font-size-complex="12pt"/>
    </style:style>
    <style:style style:name="P12" style:family="paragraph" style:parent-style-name="Standard">
      <style:text-properties style:font-name="Agency FB" fo:font-size="12pt" style:text-underline-style="solid" style:text-underline-width="auto" style:text-underline-color="font-color" style:font-size-asian="12pt" style:font-size-complex="12pt"/>
    </style:style>
    <style:style style:name="P13" style:family="paragraph" style:parent-style-name="Standard">
      <style:text-properties style:font-name="Impact" fo:font-size="12pt" fo:font-weight="normal" style:font-size-asian="12pt" style:font-weight-asian="normal" style:font-size-complex="12pt" style:font-weight-complex="normal"/>
    </style:style>
    <style:style style:name="P14" style:family="paragraph" style:parent-style-name="Standard">
      <style:text-properties style:font-name="Impact" fo:font-size="12pt" fo:font-style="italic" style:font-name-asian="Impact" style:font-size-asian="12pt" style:font-style-asian="italic" style:font-name-complex="Impact" style:font-size-complex="12pt" style:font-style-complex="italic"/>
    </style:style>
    <style:style style:name="P15" style:family="paragraph" style:parent-style-name="Standard">
      <style:text-properties style:font-name="Verdana" fo:font-weight="bold" style:font-weight-asian="bold" style:font-weight-complex="bold"/>
    </style:style>
    <style:style style:name="P16" style:family="paragraph" style:parent-style-name="Standard">
      <style:text-properties style:font-name="Verdana" fo:font-size="10pt" fo:font-style="italic" style:text-underline-style="solid" style:text-underline-width="auto" style:text-underline-color="font-color" style:font-size-asian="10pt" style:font-style-asian="italic" style:font-size-complex="10pt" style:font-style-complex="italic"/>
    </style:style>
    <style:style style:name="P17" style:family="paragraph" style:parent-style-name="Standard">
      <style:text-properties style:font-name="Verdana" fo:font-size="4pt" style:font-size-asian="4pt" style:font-size-complex="4pt"/>
    </style:style>
    <style:style style:name="P18" style:family="paragraph" style:parent-style-name="Standard">
      <style:text-properties style:font-name="Verdana" fo:font-size="10pt" style:font-size-asian="10pt" style:font-size-complex="10pt"/>
    </style:style>
    <style:style style:name="P19" style:family="paragraph" style:parent-style-name="Standard">
      <style:paragraph-properties fo:text-align="justify" style:justify-single-word="false"/>
      <style:text-properties style:font-name="Verdana" fo:font-size="10pt" style:font-size-asian="10pt" style:font-size-complex="10pt"/>
    </style:style>
    <style:style style:name="P20" style:family="paragraph" style:parent-style-name="Standard">
      <style:text-properties style:font-name="Verdana" fo:font-size="6pt" fo:font-weight="bold" style:font-size-asian="6pt" style:font-weight-asian="bold" style:font-size-complex="6pt" style:font-weight-complex="bold"/>
    </style:style>
    <style:style style:name="P21" style:family="paragraph" style:parent-style-name="Standard">
      <style:paragraph-properties fo:text-align="justify" style:justify-single-word="false"/>
      <style:text-properties style:font-name="Sylfaen" fo:font-size="9pt" fo:font-weight="normal" style:font-size-asian="9pt" style:font-weight-asian="normal" style:font-size-complex="9pt" style:font-weight-complex="normal"/>
    </style:style>
    <style:style style:name="P22" style:family="paragraph" style:parent-style-name="Standard">
      <style:paragraph-properties fo:text-align="justify" style:justify-single-word="false"/>
      <style:text-properties style:font-name="Sylfaen" fo:font-size="6pt" fo:font-weight="normal" style:font-size-asian="6pt" style:font-weight-asian="normal" style:font-size-complex="6pt" style:font-weight-complex="normal"/>
    </style:style>
    <style:style style:name="P23" style:family="paragraph" style:parent-style-name="Standard">
      <style:text-properties style:font-name="Sylfaen" fo:font-size="9pt" fo:font-weight="normal" style:font-size-asian="9pt" style:font-weight-asian="normal" style:font-size-complex="9pt" style:font-weight-complex="normal"/>
    </style:style>
    <style:style style:name="P24" style:family="paragraph" style:parent-style-name="Table_20_Contents">
      <style:paragraph-properties fo:text-align="justify" style:justify-single-word="false"/>
    </style:style>
    <style:style style:name="P25" style:family="paragraph" style:parent-style-name="Table_20_Contents">
      <style:paragraph-properties fo:text-align="justify" style:justify-single-word="false"/>
      <style:text-properties style:font-name="Sylfaen" fo:font-size="9pt" fo:font-weight="normal" style:font-size-asian="9pt" style:font-weight-asian="normal" style:font-size-complex="9pt" style:font-weight-complex="normal"/>
    </style:style>
    <style:style style:name="P26" style:family="paragraph" style:parent-style-name="Table_20_Contents">
      <style:paragraph-properties fo:text-align="justify" style:justify-single-word="false"/>
      <style:text-properties style:font-name="Sylfaen" fo:font-size="8pt" style:font-size-asian="8pt" style:font-size-complex="8pt"/>
    </style:style>
    <style:style style:name="P27" style:family="paragraph" style:parent-style-name="Table_20_Contents">
      <style:paragraph-properties fo:text-align="justify" style:justify-single-word="false"/>
      <style:text-properties style:font-name="Sylfaen" fo:font-size="9pt" style:font-size-asian="9pt" style:font-size-complex="9pt"/>
    </style:style>
    <style:style style:name="P28" style:family="paragraph" style:parent-style-name="Standard">
      <style:text-properties style:font-name="Sylfaen" fo:font-size="8pt" fo:font-weight="normal" style:font-size-asian="8pt" style:font-weight-asian="normal" style:font-size-complex="8pt" style:font-weight-complex="normal"/>
    </style:style>
    <style:style style:name="P29" style:family="paragraph" style:parent-style-name="Standard">
      <style:text-properties style:font-name="Verdana" fo:font-size="12pt" fo:font-weight="normal" style:font-size-asian="12pt" style:font-weight-asian="normal" style:font-size-complex="12pt" style:font-weight-complex="normal"/>
    </style:style>
    <style:style style:name="T1" style:family="text">
      <style:text-properties style:font-name="Impact" fo:font-size="22pt" fo:font-style="italic" fo:font-weight="bold" style:font-name-asian="Impact" style:font-size-asian="22pt" style:font-weight-asian="bold" style:font-name-complex="Impact" style:font-size-complex="22pt" style:font-style-complex="italic" style:font-weight-complex="bold"/>
    </style:style>
    <style:style style:name="T2" style:family="text">
      <style:text-properties style:font-name="Impact" fo:font-size="12pt" fo:font-style="italic" style:font-name-asian="Impact" style:font-size-asian="12pt" style:font-name-complex="Impact" style:font-size-complex="12pt" style:font-style-complex="italic"/>
    </style:style>
    <style:style style:name="T3" style:family="text">
      <style:text-properties fo:color="#000000" style:font-name="Impact" fo:font-size="28pt" fo:font-style="italic" fo:text-shadow="none" fo:font-weight="bold" style:font-size-complex="10pt" style:font-style-complex="italic" style:font-weight-complex="bold"/>
    </style:style>
    <style:style style:name="T4" style:family="text">
      <style:text-properties fo:color="#000000" style:font-name="Impact" fo:font-size="28pt" fo:font-style="italic" fo:text-shadow="1pt 1pt" fo:font-weight="bold" style:font-size-complex="10pt" style:font-style-complex="italic" style:font-weight-complex="bold"/>
    </style:style>
    <style:style style:name="T5" style:family="text">
      <style:text-properties style:font-name="Impact" fo:font-size="10pt" fo:font-style="normal" fo:text-shadow="none" fo:font-weight="normal" style:font-name-asian="Agency FB" style:font-name-complex="Agency FB" style:font-size-complex="10pt" style:font-style-complex="italic" style:font-weight-complex="bold"/>
    </style:style>
    <style:style style:name="T6" style:family="text">
      <style:text-properties style:font-name="Bradley Hand ITC" fo:font-style="italic"/>
    </style:style>
    <style:style style:name="T7" style:family="text">
      <style:text-properties fo:font-size="8pt" style:font-size-asian="8pt" style:font-size-complex="8pt"/>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gr1" style:family="graphic">
      <style:graphic-properties draw:stroke="none" svg:stroke-color="#000000" draw:fill="none" draw:fill-color="#ffffff" fo:min-height="1.147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solid" draw:fill-color="#c0c0c0" fo:min-height="1.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fffff" fo:min-height="1.36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2_20_Dots_20_3_20_Dash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tyle:run-through="foreground" style:vertical-pos="from-top" style:vertical-rel="paragraph" style:horizontal-pos="from-left" style:horizontal-rel="paragraph" draw:wrap-influence-on-position="once-concurrent" style:flow-with-text="false"/>
    </style:style>
    <style:style style:name="gr7" style:family="graphic">
      <style:graphic-properties draw:fill="none" draw:textarea-horizontal-align="center" draw:textarea-vertical-align="middle" style:run-through="foreground"/>
    </style:style>
    <style:style style:name="gr8" style:family="graphic">
      <style:graphic-properties draw:stroke="none" svg:stroke-color="#000000" draw:fill="none" draw:fill-color="#ffffff" fo:min-height="6.346cm"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12" draw:style-name="gr1" draw:text-style-name="P2" svg:width="25.665cm" svg:height="1.147cm" draw:transform="rotate (-1.57079632679579) translate (20.4981527777778cm 2.00730555555556cm)">
        <draw:text-box>
          <text:p text:style-name="P1"><text:span text:style-name="T1">LE PROJET PROMETHEE <text:s text:c="5"/></text:span><text:span text:style-name="T2">[ Scénario DELTA GREEN <text:s/>-- <text:s/>Aides de jeu ] </text:span></text:p>
        </draw:text-box>
      </draw:frame>
      <draw:frame text:anchor-type="page" text:anchor-page-number="2" draw:z-index="17" draw:style-name="gr1" draw:text-style-name="P2" svg:width="25.665cm" svg:height="1.147cm" draw:transform="rotate (-1.57079632679579) translate (20.4981527777778cm 2.00730555555556cm)">
        <draw:text-box>
          <text:p text:style-name="P1"><text:span text:style-name="T1">LE PROJET PROMETHEE <text:s text:c="5"/></text:span><text:span text:style-name="T2">[ Scénario DELTA GREEN <text:s/>-- <text:s/>Aides de jeu ] </text:span></text:p>
        </draw:text-box>
      </draw:frame>
      <draw:frame text:anchor-type="page" text:anchor-page-number="3" draw:z-index="18" draw:style-name="gr1" draw:text-style-name="P2" svg:width="25.665cm" svg:height="1.147cm" draw:transform="rotate (-1.57079632679579) translate (20.4981527777778cm 2.00730555555556cm)">
        <draw:text-box>
          <text:p text:style-name="P1"><text:span text:style-name="T1">LE PROJET PROMETHEE <text:s text:c="5"/></text:span><text:span text:style-name="T2">[ Scénario DELTA GREEN <text:s/>-- <text:s/>Aides de jeu ] </text:span></text:p>
        </draw:text-box>
      </draw:frame>
      <text:p text:style-name="P3"><draw:frame text:anchor-type="paragraph" draw:z-index="13" draw:style-name="gr2" draw:text-style-name="P5" svg:width="17.006cm" svg:height="1.362cm" svg:x="-0.019cm" svg:y="0.012cm"><draw:text-box><text:p text:style-name="P4"><text:span text:style-name="T3">Le Projet Prométhée </text:span><text:span text:style-name="T4"><text:s/></text:span></text:p></draw:text-box></draw:frame>ss</text:p>
      <text:p text:style-name="P3"><draw:frame text:anchor-type="paragraph" draw:z-index="14" draw:style-name="gr3" draw:text-style-name="P6" svg:width="17.006cm" svg:height="1.362cm" svg:x="-0.019cm" svg:y="0.644cm"><draw:text-box><text:p text:style-name="P4"><text:span text:style-name="T5">Un scénario DELTA GREEN, <text:s/>de Tantine Gobbo pour TOC <text:s/>[www.tentacules.net]</text:span></text:p></draw:text-box></draw:frame></text:p>
      <text:p text:style-name="P7"/>
      <text:p text:style-name="P7"/>
      <text:p text:style-name="P7"/>
      <text:p text:style-name="P7"/>
      <text:p text:style-name="P7">Aides de jeu diverses</text:p>
      <text:p text:style-name="P8"/>
      <text:p text:style-name="P8"/>
      <text:p text:style-name="P8"/>
      <text:p text:style-name="P9">Vous trouverez dans ces pages :</text:p>
      <text:p text:style-name="P10">- le message de Talbot</text:p>
      <text:p text:style-name="P11">- Les pièces du dossier transmis aux investigateurs</text:p>
      <text:p text:style-name="P11">- Les transmissions des émissions de K&amp;B </text:p>
      <text:p text:style-name="P10"/>
      <text:p text:style-name="P12"/>
      <text:p text:style-name="P8"/>
      <text:p text:style-name="P8"><draw:line text:anchor-type="paragraph" draw:z-index="16" draw:style-name="gr4" draw:text-style-name="P1" svg:x1="-0.004cm" svg:y1="0.383cm" svg:x2="17.048cm" svg:y2="0.381cm"><text:p/></draw:line></text:p>
      <text:p text:style-name="P8"/>
      <text:p text:style-name="P8"/>
      <text:p text:style-name="P13">Le message de Talbot</text:p>
      <text:p text:style-name="P8"/>
      <text:p text:style-name="P8"/>
      <text:p text:style-name="P8"><draw:line text:anchor-type="paragraph" draw:z-index="4" draw:style-name="gr5" draw:text-style-name="P1" svg:x1="-1.767cm" svg:y1="0.026cm" svg:x2="18.782cm" svg:y2="0.026cm"><text:p/></draw:line></text:p>
      <text:p text:style-name="P14"><draw:g text:anchor-type="paragraph" draw:z-index="15" draw:style-name="gr6"><draw:rect draw:style-name="gr7" draw:text-style-name="P1" svg:width="13.039cm" svg:height="7.226cm" svg:x="1.817cm" svg:y="0.019cm"><text:p/></draw:rect><draw:frame draw:style-name="gr8" svg:width="11.6cm" svg:height="6.353cm" svg:x="2.323cm" svg:y="0.374cm"><draw:text-box><text:p><text:span text:style-name="T6">Messieurs, <text:s/></text:span></text:p><text:p><text:span text:style-name="T6"><text:s/></text:span></text:p><text:p><text:span text:style-name="T6">Je dispose d’informations relatives à une récente série de morts suspectes s’étant produites à Moonlight Cove. J’ai des raisons de croire que les autorités <text:s/>locales sont compromises dans </text:span></text:p><text:p><text:span text:style-name="T6">un complot pour dissimuler des meurtres. <text:s/></text:span></text:p><text:p><text:span text:style-name="T6">Je préférerais que vous me contactiez personnellement, car je ne suis pas sûr que le téléphone ne soit pas sur écoute. J’insiste sur une absolue <text:s/>discrétion de votre part, car je m’inquiète légitimement sur mes capacités à me protéger moi-même. <text:s/></text:span></text:p><text:p><text:span text:style-name="T6"/></text:p><text:p><text:span text:style-name="T6"><text:s text:c="69"/></text:span><text:span text:style-name="T6">H.Talbot </text:span></text:p></draw:text-box></draw:frame></draw: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line text:anchor-type="paragraph" draw:z-index="5" draw:style-name="gr5" draw:text-style-name="P1" svg:x1="-1.759cm" svg:y1="0.411cm" svg:x2="18.997cm" svg:y2="0.411cm"><text:p/></draw:line></text:p>
      <text:p text:style-name="P8"/>
      <text:p text:style-name="P8"/>
      <text:p text:style-name="P8"/>
      <text:p text:style-name="P8"/>
      <text:p text:style-name="P13">Les pièces du dossier transmis aux investigateurs</text:p>
      <text:p text:style-name="P15"/>
      <text:p text:style-name="P15"/>
      <text:p text:style-name="P15"/>
      <text:p text:style-name="P15"><draw:line text:anchor-type="paragraph" draw:z-index="0" draw:style-name="gr5" draw:text-style-name="P1" svg:x1="-1.739cm" svg:y1="0.288cm" svg:x2="18.87cm" svg:y2="0.288cm"><text:p/></draw:line></text:p>
      <text:p text:style-name="P15"/>
      <text:p text:style-name="P15"/>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P16">* Le dossier Bustamente/Sanchez</text:p>
              <text:p text:style-name="P17"/>
              <text:p text:style-name="P18">Contient : </text:p>
              <text:p text:style-name="P19">- <text:s/>le rapport de la contre-enquête du FBI. </text:p>
              <text:p text:style-name="P19"><text:s text:c="4"/>La piste des anti-syndicaliste d’abord </text:p>
              <text:p text:style-name="P19"><text:s text:c="4"/>suivie est vite abandonnée faute de </text:p>
              <text:p text:style-name="P19"><text:s text:c="4"/>suspect. </text:p>
              <text:p text:style-name="P19"><text:s text:c="2"/>L’activité agricole est quasi nulle à Moonlight </text:p>
              <text:p text:style-name="P19"><text:s text:c="3"/>Cove. </text:p>
              <text:p text:style-name="P19">- <text:s text:c="2"/>une copie du dossier de police de </text:p>
              <text:p text:style-name="P19"><text:s text:c="4"/>Moonlight Cove.</text:p>
              <text:p text:style-name="P19"><text:s text:c="4"/>A part un certain empressement à classer </text:p>
              <text:p text:style-name="P19"><text:s text:c="4"/>l’affaire, on n’y trouve rien de vraiment </text:p>
              <text:p text:style-name="P19"><text:s text:c="4"/>alarmant. </text:p>
              <text:p text:style-name="P19">- <text:s/>le rapport d’autopsie du coroner Fitzgerald <text:s text:c="18"/></text:p>
              <text:p text:style-name="P19">- <text:s/>un article du City Insider le journal local </text:p>
              <text:p text:style-name="P19"/>
              <text:p text:style-name="P19"/>
              <text:p text:style-name="P16">* Le dossier Mayser</text:p>
              <text:p text:style-name="P17"/>
              <text:p text:style-name="P18">Contient : <text:s/></text:p>
              <text:p text:style-name="P18">- <text:s/>Le rapport de police de Moonlight Cove </text:p>
              <text:p text:style-name="P18">- <text:s/>Le rapport d’autopsie du coroner Fitzgerald </text:p>
              <text:p text:style-name="P19">- <text:s/>Le rapport de la contre-enquête du FBI </text:p>
              <text:p text:style-name="P19"/>
              <text:p text:style-name="P19"/>
              <text:p text:style-name="P16">* Le dossier Armes</text:p>
              <text:p text:style-name="P17"/>
              <text:p text:style-name="P18">Contient : <text:s/></text:p>
              <text:p text:style-name="P18">- <text:s/>Le rapport de police de Moonlight Cove </text:p>
              <text:p text:style-name="P18"><text:s text:c="4"/>(avis de disparition, rapport des gardes-</text:p>
              <text:p text:style-name="P18"><text:s text:c="4"/>côtes couvrant le secteur, bulletin météo </text:p>
              <text:p text:style-name="P18"><text:s text:c="4"/>du 07 Septembre) </text:p>
              <text:p text:style-name="P19">- <text:s/>Le rapport de la contre-enquête du FBI </text:p>
              <text:p text:style-name="P18"/>
            </table:table-cell>
            <table:table-cell table:style-name="Tableau1.A1" office:value-type="string">
              <text:p text:style-name="Table_20_Contents"/>
            </table:table-cell>
            <table:table-cell table:style-name="Tableau1.A1" office:value-type="string">
              <text:p text:style-name="P16">* Le dossier Parkins</text:p>
              <text:p text:style-name="P17"/>
              <text:p text:style-name="P18">Contient : <text:s/></text:p>
              <text:p text:style-name="P18">- <text:s/>Le rapport de police de Moonlight Cove </text:p>
              <text:p text:style-name="P18">- <text:s/>Le rapport d’autopsie du coroner Fitzgerald </text:p>
              <text:p text:style-name="P18">- <text:s/>Le rapport de la contre-enquête du FBI </text:p>
              <text:p text:style-name="P18"><text:s text:c="4"/>(contre-expertise médico-légale du corps </text:p>
              <text:p text:style-name="P19"><text:s text:c="4"/>de Paula Parkins) </text:p>
              <text:p text:style-name="P19"/>
              <text:p text:style-name="P19"/>
              <text:p text:style-name="P16">* Le dossier Heinz/Dalcoe</text:p>
              <text:p text:style-name="P17"/>
              <text:p text:style-name="P18">Contient : <text:s/></text:p>
              <text:p text:style-name="P18">- <text:s/>Le rapport de police de Moonlight Cove </text:p>
              <text:p text:style-name="P18">- <text:s/>Le rapport d’autopsie du coroner Fitzgerald </text:p>
              <text:p text:style-name="P18">- <text:s/>Le rapport de la contre-enquête du FBI </text:p>
              <text:p text:style-name="P18"/>
              <text:p text:style-name="P18"/>
              <text:p text:style-name="P16">* Le dossier Capshaw</text:p>
              <text:p text:style-name="P17"/>
              <text:p text:style-name="P18">Contient : <text:s/></text:p>
              <text:p text:style-name="P18">- <text:s/>Le rapport de police de Moonlight Cove </text:p>
              <text:p text:style-name="P18">- <text:s/>Le rapport d’autopsie du coroner Fitzgerald </text:p>
              <text:p text:style-name="P18">- <text:s/>Le rapport de la contre-enquête du FBI </text:p>
              <text:p text:style-name="P8"><text:s/></text:p>
              <text:p text:style-name="P8"/>
              <text:p text:style-name="P16">* Le rapport «Leonard»</text:p>
              <text:p text:style-name="P17"/>
              <text:p text:style-name="P18">Contient : </text:p>
              <text:p text:style-name="P18">- <text:s/>Le rapport Delta Green de l’agent </text:p>
              <text:p text:style-name="P18"><text:s text:c="4"/>«Leonard» <text:s/></text:p>
              <text:p text:style-name="P18">- <text:s/>La lettre de H.Talbot </text:p>
              <text:p text:style-name="P18">- <text:s/>Le dossier militaire de H.Talbot </text:p>
              <text:p text:style-name="P8"><text:s/></text:p>
            </table:table-cell>
          </table:table-row>
        </table:table-header-rows>
      </table:table>
      <text:p text:style-name="P18"/>
      <text:p text:style-name="P8"/>
      <text:p text:style-name="P8"><draw:line text:anchor-type="paragraph" draw:z-index="1" draw:style-name="gr5" draw:text-style-name="P1" svg:x1="-1.856cm" svg:y1="0.224cm" svg:x2="18.723cm" svg:y2="0.224cm"><text:p/></draw:line></text:p>
      <text:p text:style-name="P8"/>
      <text:p text:style-name="P8"/>
      <text:p text:style-name="P8"/>
      <text:p text:style-name="P8"/>
      <text:p text:style-name="P8"/>
      <text:p text:style-name="P8"/>
      <text:p text:style-name="P8"/>
      <text:p text:style-name="P15"/>
      <text:p text:style-name="P13">Les émissions de K&amp;B</text:p>
      <text:p text:style-name="P13"/>
      <text:p text:style-name="P13"><draw:line text:anchor-type="paragraph" draw:z-index="2" draw:style-name="gr5" draw:text-style-name="P1" svg:x1="-1.796cm" svg:y1="0.406cm" svg:x2="18.958cm" svg:y2="0.406cm"><text:p/></draw:line></text:p>
      <text:p text:style-name="P20"/>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21">«Ici Stevie Wenn, tout en haut du monde et avec vous jusqu’au alentours de 1h. Mr météo est pessimiste il nous annonce de la pluie. Mais rassurez-vous le ciel est clair, rien que la mer jusqu'à l’infinie…» </text:p>
              <text:p text:style-name="P21"/>
              <text:p text:style-name="P21">«Ici K&amp;B, Antonio Bay Californie, il est 21h. Je n’ai pas eu de nouvelles de Mr météo pour me confirmer la pluie, par contre une nappe de brouillard se lève depuis la mer et se dirige vers la ville. Si vous n’avez rien à faire, je vous propose 1h de musique. Et pour ceux qui ont quelques choses à faire, et bien rien ne les empêche d’écouter quand même de la musique !» </text:p>
              <text:p text:style-name="P22"/>
              <text:p text:style-name="P21">« Ici Stevie Wenn, il est 22h00, je vous parle depuis le phare de Moonlight Cove. Bonsoir vous êtes à l’antenne. </text:p>
              <text:p text:style-name="P21">- <text:s/>Bonsoir c’est Dan, je vous appelle pour savoir si vous ne </text:p>
              <text:p text:style-name="P21"><text:s text:c="5"/>vous sentez pas trop seule ? <text:s/></text:p>
              <text:p text:style-name="P21">- <text:s/>je ne me sens jamais seule, Dan ! </text:p>
              <text:p text:style-name="P21">- <text:s/>Moi non plus chaque fois que je vous écoute Stevie, je me </text:p>
              <text:p text:style-name="P21"><text:s text:c="5"/>sens moins seul, vous me possédez ! </text:p>
              <text:p text:style-name="P21">- <text:s/>Vous possédez, c’est ce que vous dite, vous n’êtes qu’une </text:p>
              <text:p text:style-name="P21"><text:s text:c="5"/>voix au téléphone ! </text:p>
              <text:p text:style-name="P21">- <text:s/>Et vous, une voix à la radio, nous formerions un couple </text:p>
              <text:p text:style-name="P21"><text:s text:c="5"/>parfait ! </text:p>
              <text:p text:style-name="P21"><text:s text:c="5"/>Acceptez de dîner avec moi ce soir et je vous le <text:s/></text:p>
              <text:p text:style-name="P21"><text:s text:c="5"/>prouverais ? <text:s/></text:p>
              <text:p text:style-name="P21">- <text:s/>Désolé Dan, mon idée de la perfection n’est qu’une voix à la </text:p>
              <text:p text:style-name="P21"><text:s text:c="5"/>radio… <text:s/></text:p>
              <text:p text:style-name="P21">- <text:s/>D’accord je dînerais seul ! <text:s/></text:p>
              <text:p text:style-name="P21">- <text:s/>Ici Stevie Wenn qui vous projette ses ondes sur K&amp;B. Pour </text:p>
              <text:p text:style-name="P21"><text:s text:c="5"/>passer un morceau en particulier appelez-moi <text:s/>au 102-548-</text:p>
              <text:p text:style-name="P21"><text:s text:c="5"/>475. </text:p>
              <text:p text:style-name="P21"><text:s text:c="5"/>En attendant, détendez-vous avec moi en écoutant ce </text:p>
              <text:p text:style-name="P21"><text:s text:c="5"/>morceau qui vous est spécialement dédié Dan…» </text:p>
              <text:p text:style-name="P22"/>
              <text:p text:style-name="P21">«Vous êtes toujours avec Stevie, nous poursuivons cette veillée en écoutant tout de suite vos témoignages. <text:s/>Bonsoir vous êtes à <text:s/>l’antenne. </text:p>
              <text:p text:style-name="P21">- <text:s/>Bonsoir Stevie, je m’appel Bob, je… enfin ça va vous </text:p>
              <text:p text:style-name="P21"><text:s text:c="5"/>paraître dingue mais j’ai vu quelque chose ce soir en <text:s text:c="3"/></text:p>
              <text:p text:style-name="P21"><text:s text:c="5"/>rentrant du travail… </text:p>
              <text:p text:style-name="P21">- <text:s/>Qu’est-ce que vous avez vu Bob ? </text:p>
              <text:p text:style-name="P23">- <text:s/>Et ben ça s’est retrouvé pris dans les phares de ma voiture, </text:p>
              <text:p text:style-name="P21"><text:s text:c="5"/>mais ça n’a durée qu’un instant alors je suis pas très sûr… </text:p>
              <text:p text:style-name="P21">- <text:s/>Allez Bob ne vous faîtes pas prié, de quoi s’agissait-il ? </text:p>
              <text:p text:style-name="P21">- <text:s/>Bon je me lance… Et ben ça ressemblait à une sorte de… </text:p>
              <text:p text:style-name="P21"><text:s text:c="5"/>coyote ? Enfin non, c’était beaucoup plus gros qu’un </text:p>
              <text:p text:style-name="P21"><text:s text:c="5"/>coyote et… ça se tenait debout, enfin ça s’est redressé pour </text:p>
              <text:p text:style-name="P21"><text:s text:c="5"/>me regarder… Pff, j’ai <text:s/>eu une de ses frousses, je vous dis </text:p>
              <text:p text:style-name="P21"><text:s text:c="5"/>pas ! </text:p>
            </table:table-cell>
            <table:table-cell table:style-name="Tableau2.A1" office:value-type="string">
              <text:p text:style-name="P24"/>
            </table:table-cell>
            <table:table-cell table:style-name="Tableau2.A1" office:value-type="string">
              <text:p text:style-name="P21">- <text:s/>Un coyote s’est redressé pour vous regarder ? Ah j’y suis ! </text:p>
              <text:p text:style-name="P21"><text:s text:c="5"/>vous avez pris un truc pour tenir le coup ! c’est pas sérieux </text:p>
              <text:p text:style-name="P21"><text:s text:c="5"/>Bob, ça peut être dangereux les médicaments ! </text:p>
              <text:p text:style-name="P21">- <text:s/>Ouais… vous avez probablement raison Stevie… </text:p>
              <text:p text:style-name="P25">- <text:s/>En tout cas ce morceau vous est tout spécialement dédié...» </text:p>
              <text:p text:style-name="P26"/>
              <text:p text:style-name="P27"><text:span text:style-name="T7"><text:s/></text:span><text:span text:style-name="T8">«</text:span>Ici Stevie Wenn à l’antenne de K&amp;B. Nous interrompons nos programmes quelques instants pour vous communiquer une information de la plus haute importance. La police de Moonlight Cove est à la recherche d’une petite fille de 8 ans, </text:p>
              <text:p text:style-name="P27">Chrissie Foster, qui ne s’est pas présentée à l’école aujourd’hui. La petite Chrissie a les cheveux châtains, elle est vêtue d’une salopette rouge et porte un cartable bleu. </text:p>
              <text:p text:style-name="P27">Si vous pensez l’avoir aperçue aujourd’hui, vous êtes priez de prendre contact avec le shérif Watkins. Nous reprenons maintenant le cours de nos programmes avec ce morceau qui t’es spécialement dédié Chrissie,. Si tu nous écoute, rentre vite chez toi, tes parents s’inquiètent.» </text:p>
              <text:p text:style-name="P27"><text:s/></text:p>
              <text:p text:style-name="P27">«12h43 minutes et vous êtes à l’écoute de K&amp;B. On est toujours sans nouvelles de la petite Chrissie Foster. Je vous rappelle que Chrissie a les cheveux châtains, et qu’elle est vêtue d’une salopette rouge. </text:p>
              <text:p text:style-name="P27">Si vous pensez l’avoir vu, prenez contact immédiatement avec les forces de police de Moonlight Cove. » </text:p>
              <text:p text:style-name="P27"><text:s/></text:p>
              <text:p text:style-name="P27">«C’est Stevie Wenn qui vous parle, il est maintenant presque l’heure de nous quitter et vous êtes sur K&amp;B Antonio Bay. Bonsoir vous êtes à l’antenne. </text:p>
              <text:p text:style-name="P27"><text:s/>- Bonsoir Stevie, ici Joe Savitch, de Bodega St. J'vous appelle </text:p>
              <text:p text:style-name="P27"><text:s text:c="5"/>parce qu’il y a une espèce de gros chien noir sur ma </text:p>
              <text:p text:style-name="P27"><text:s text:c="5"/>pelouse qui est en train de tout saccager, ma femme et </text:p>
              <text:p text:style-name="P27"><text:s text:c="5"/>mes gosses sont morts de trouille, alors si son propriétaire </text:p>
              <text:p text:style-name="P27"><text:s text:c="5"/>voulait bien venir le chercher, parce que moi je vais </text:p>
              <text:p text:style-name="P27"><text:s text:c="5"/>appeler le shérif ! <text:s/><text:span text:style-name="T9">[Bruit de verre brisé en off]</text:span> Nom de </text:p>
              <text:p text:style-name="P27"><text:s text:c="5"/>dieu… </text:p>
              <text:p text:style-name="P27">- Allons Joe inutile de jurer je suis certaine que le <text:s text:c="2"/></text:p>
              <text:p text:style-name="P27"><text:s text:c="5"/>propriétaire de ce chien est déjà en route…» </text:p>
              <text:p text:style-name="P27"><text:s/></text:p>
            </table:table-cell>
          </table:table-row>
        </table:table-header-rows>
      </table:table>
      <text:p text:style-name="P28"/>
      <text:p text:style-name="P28"><draw:line text:anchor-type="paragraph" draw:z-index="3" draw:style-name="gr5" draw:text-style-name="P1" svg:x1="-1.993cm" svg:y1="0.266cm" svg:x2="18.498cm" svg:y2="0.266cm"><text:p/></draw:line></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2" svg:font-family="Tahoma"/>
    <style:font-face style:name="Agency FB" svg:font-family="'Agency FB'" style:font-pitch="variable"/>
    <style:font-face style:name="Arial Unicode MS" svg:font-family="'Arial Unicode MS'" style:font-pitch="variable"/>
    <style:font-face style:name="Tahoma" svg:font-family="Tahoma" style:font-pitch="variable"/>
    <style:font-face style:name="Oldstyle HPLHS" svg:font-family="'Oldstyle HPLHS'" style:font-family-generic="modern" style:font-pitch="variable"/>
    <style:font-face style:name="Sylfaen" svg:font-family="Sylfaen" style:font-family-generic="roman" style:font-pitch="variable"/>
    <style:font-face style:name="Times New Roman" svg:font-family="'Times New Roman'" style:font-family-generic="roman" style:font-pitch="variable"/>
    <style:font-face style:name="Bradley Hand ITC" svg:font-family="'Bradley Hand ITC'" style:font-family-generic="script" style:font-pitch="variable"/>
    <style:font-face style:name="Times New Roman2" svg:font-family="'Times New Roman'" style:font-family-generic="script" style:font-pitch="variable"/>
    <style:font-face style:name="Arial" svg:font-family="Arial" style:font-family-generic="swiss" style:font-pitch="variable"/>
    <style:font-face style:name="Arial Unicode MS1" svg:font-family="'Arial Unicode MS'" style:font-family-generic="swiss" style:font-pitch="variable"/>
    <style:font-face style:name="Impact" svg:font-family="Impact"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office:font-face-decls>
  <office:styles>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start" style:justify-single-word="false"/>
      <style:text-properties style:font-name="Oldstyle HPLHS" fo:font-size="10pt" style:font-size-asian="10pt" style:font-size-complex="10pt"/>
    </style:style>
    <style:style style:name="P2" style:family="paragraph">
      <style:paragraph-properties fo:text-align="center"/>
    </style:style>
    <style:style style:name="P3" style:family="paragraph" style:parent-style-name="Footer">
      <style:paragraph-properties fo:text-align="end" style:justify-single-word="false"/>
      <style:text-properties style:font-name="Oldstyle HPLHS" fo:font-size="10pt" style:font-size-asian="10pt" style:font-size-complex="10pt"/>
    </style:style>
    <style:style style:name="T1" style:family="text">
      <style:text-properties style:font-name="Arial" fo:font-size="8pt" style:font-size-asian="8pt" style:font-size-complex="8pt"/>
    </style:style>
    <style:style style:name="T2" style:family="text">
      <style:text-properties fo:font-size="8pt" style:font-size-asian="8pt" style:font-size-complex="8pt"/>
    </style:style>
    <style:style style:name="T3" style:family="text">
      <style:text-properties style:font-name="Arial"/>
    </style:style>
    <style:style style:name="T4" style:family="text">
      <style:text-properties style:font-name="Impact" fo:font-size="8pt" fo:font-style="italic" fo:font-weight="normal" style:font-size-asian="8pt" style:font-style-asian="italic" style:font-weight-asian="normal" style:font-size-complex="8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pm1">
      <style:footer>
        <text:p text:style-name="P1"><draw:frame draw:style-name="fr1" draw:name="Image3" text:anchor-type="paragraph" svg:x="0.078cm" svg:y="0.041cm" svg:width="2.856cm" svg:height="1.305cm" draw:z-index="11"><draw:image xlink:href="Pictures/1000000000000904000004382469E046.jpg" xlink:type="simple" xlink:show="embed" xlink:actuate="onLoad"/></draw:frame><draw:line text:anchor-type="paragraph" draw:z-index="8" draw:style-name="gr1" draw:text-style-name="P2" svg:x1="0.007cm" svg:y1="0cm" svg:x2="17.007cm" svg:y2="0cm"><text:p/></draw:line><text:tab/></text:p>
        <text:p text:style-name="P3"><text:span text:style-name="T1">©</text:span><text:span text:style-name="T2"> TOC 2008 </text:span><text:span text:style-name="T3"><text:tab/></text:span><text:span text:style-name="T4">[</text:span><text:span text:style-name="T4"><text:page-number text:select-page="current">3</text:page-number></text:span><text:span text:style-name="T4">/</text:span><text:span text:style-name="T4"><text:page-count>3</text:page-count></text:span><text:span text:style-name="T4">]</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initial-creator>Nicolas Gorréguès</meta:initial-creator>
    <meta:creation-date>2008-04-29T13:41:44</meta:creation-date>
    <dc:creator>Nicolas Gorréguès</dc:creator>
    <dc:date>2008-06-18T18:09:59</dc:date>
    <dc:language>fr-FR</dc:language>
    <meta:editing-cycles>19</meta:editing-cycles>
    <meta:editing-duration>PT1H25M10S</meta:editing-duration>
    <meta:user-defined meta:name="Info 1"/>
    <meta:user-defined meta:name="Info 2"/>
    <meta:user-defined meta:name="Info 3"/>
    <meta:user-defined meta:name="Info 4"/>
    <meta:document-statistic meta:table-count="2" meta:image-count="1" meta:object-count="0" meta:page-count="3" meta:paragraph-count="121" meta:word-count="994" meta:character-count="6091"/>
  </office:meta>
</office:document-meta>
</file>